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t push –all</text:p>
      <text:p text:style-name="Standard">git commit -a -m „Commit schreiben“</text:p>
      <text:p text:style-name="Standard">git add --all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0T10:30:23</meta:creation-date>
    <dc:date>2013-05-20T10:41:04</dc:date>
    <meta:editing-duration>PT2M17S</meta:editing-duration>
    <meta:editing-cycles>2</meta:editing-cycles>
    <meta:generator>OpenOffice.org/3.4.1$Unix OpenOffice.org_project/341m1$Build-9593</meta:generator>
    <meta:document-statistic meta:table-count="0" meta:image-count="0" meta:object-count="0" meta:page-count="1" meta:paragraph-count="3" meta:word-count="13" meta:character-count="61"/>
  </office:meta>
</office:document-meta>
</file>